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P37" style:family="paragraph" style:parent-style-name="Text_20_body" style:list-style-name="L10">
      <style:paragraph-properties fo:margin-top="0in" fo:margin-bottom="0in"/>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5 <text:s text:c="8"/>13 Nov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Parsing the Log4C configuration file--the expat dependency<text:tab/>4</text:p>
          <text:p text:style-name="P7">3.2 <text:s/>Some comments on building Log4C in the corporate factory<text:tab/>5</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10</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1</text:p>
          <text:p text:style-name="P9">5.1.2.2 <text:s/>Configuring helloworld with the environment variables<text:tab/>12</text:p>
          <text:p text:style-name="P9">5.1.2.3 <text:s/>Configuring helloworld via the Log4C API<text:tab/>12</text:p>
          <text:p text:style-name="P7">5.2 <text:s/>Comments on the the different configuration methods<text:tab/>13</text:p>
          <text:p text:style-name="P7">5.3 <text:s/>Interaction of the configuration methods<text:tab/>13</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6</text:p>
          <text:p text:style-name="P9">5.4.3.1 <text:s/>Why the Log4C API is not fully MT safe<text:tab/>16</text:p>
          <text:p text:style-name="P9">5.4.3.2 <text:s/>How to use Log4C in an MT safe way<text:tab/>17</text:p>
          <text:p text:style-name="P6">6 Extending Log4C with your own custom appender and layout types<text:tab/>18</text:p>
          <text:p text:style-name="P6">7 <text:s/>Troubleshooting and debugging<text:tab/>21</text:p>
          <text:p text:style-name="P6">8 Deployment Experience with Log4C<text:tab/>21</text:p>
          <text:p text:style-name="P7">8.1 Blame it on the logger<text:tab/>21</text:p>
          <text:p text:style-name="P6">9 <text:s/>References<text:tab/>22</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deployment experience with Log4C</text:p>
        </text:list-item>
        <text:list-item>
          <text:p text:style-name="P11">references to useful material</text:p>
        </text:list-item>
      </text:list>
      <text:p text:style-name="P10"/>
      <text:p text:style-name="P10">For information relating to Log4C internals <text:s/>the intention is to create a separate documents, “Log4C Internals”.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a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Parsing the Log4C configuration file--the expat dependency</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some bundled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text:s/>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the Log4C API is not fully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t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hipped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l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p text:style-name="P10"/>
      <text:h text:style-name="Heading_20_1" text:outline-level="1">Deployment Experience with Log4C</text:h>
      <text:p text:style-name="P10"/>
      <text:p text:style-name="P10">This idea of this section is to gather any deployment experience or tips with deploying Log4C in projects.</text:p>
      <text:p text:style-name="P10"/>
      <text:h text:style-name="Heading_20_2" text:outline-level="2">Blame it on the logger</text:h>
      <text:p text:style-name="P10"/>
      <text:p text:style-name="P10">Here is some experience we had integrating Log4C into a new project. <text:s/>By it's nature a new project has bugs and also makes heavy use of logging to help with the development and debugging phase. <text:s/>What I observed was that on at least four occasions our system was crashing with a stack that led to some Log4C code. <text:s/>In <text:span text:style-name="T4">none</text:span> of these cases did the root cause turn out to be Log4C. <text:s/>After the fourth time debugging someone else's code I thought it worth while to look at the bugs to understand why there was a tendency to have the core stack terminate (misleadingly) in Log4C. <text:s/>Here are some observations that help explain that:</text:p>
      <text:p text:style-name="P10"/>
      <text:list text:style-name="L10">
        <text:list-item>
          <text:p text:style-name="P37">logging messages is relatively expensive--so once you turn on, especially heavy logging, then your code spends a lot of it time in there.  It would be interesting to run a collector/analyzer to quantify that.  So, in the case where there is general memory corruption in your system it is quite likely that when it does crash, it will be in your logging code.  This accounts for 2 of the 4 bugs I mention that crashed <text:s/>Log4C</text:p>
        </text:list-item>
      </text:list>
      <text:p text:style-name="P10"/>
      <text:list text:style-name="L10">
        <text:list-item>
          <text:p text:style-name="P37">Often folks will put debug log statements (good!) without ever testing them (bad!).  So some  errors of the form of a mismatch between the format string and the parameter list can easily arise.  These bugs at least have the merit of being easy to spot once they do occur.  That was one of the 4 bugs.</text:p>
        </text:list-item>
      </text:list>
      <text:p text:style-name="P10"/>
      <text:list text:style-name="L10">
        <text:list-item>
          <text:p text:style-name="P37">Enabling logging calls obviously triggers an extra depth in the call stack--in the case of Log4C using the stream appender this can be up to 10 deep by the time you hit the base write() call to write to the file.  So watch out if your stack size is small, especially if you are on a 64 bit system (where you double the memory consumed by pointer types) and especially if your code is already stack hungry.  This of course describes exactly the scenario of the 4th bug that crashed Log4C. <text:s/>For information, on HP-UX, where we saw this problem, <text:s/>the default stack size for threads is 64K, which is pretty small compared with defaults of 1M on Solaris and Windows and 2M on Linux.</text:p>
        </text:list-item>
      </text:list>
      <text:p text:style-name="P10"/>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3T11:31:16</dc:date>
    <dc:language>en-US</dc:language>
    <meta:editing-cycles>37</meta:editing-cycles>
    <meta:editing-duration>PT8H55M43S</meta:editing-duration>
    <meta:user-defined meta:name="Info 1"/>
    <meta:user-defined meta:name="Info 2"/>
    <meta:user-defined meta:name="Info 3"/>
    <meta:user-defined meta:name="Info 4"/>
    <meta:document-statistic meta:table-count="1" meta:image-count="0" meta:object-count="0" meta:page-count="22" meta:paragraph-count="385" meta:word-count="7447" meta:character-count="45388"/>
  </office:meta>
</office:document-meta>
</file>